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e84" officeooo:paragraph-rsid="00053e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спорт фотографии = координаты, углы, мб врем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8:29:26.432436361</meta:creation-date>
    <dc:date>2015-10-06T18:30:33.371119458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49" meta:non-whitespace-character-count="42"/>
    <meta:generator>LibreOffice/4.2.8.2$Linux_X86_64 LibreOffice_project/420m0$Build-2</meta:generator>
  </office:meta>
</office:document-meta>
</file>